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table:number-columns-repeated="14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table:number-columns-repeated="14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14"/>
          <table:table-cell table:style-name="ce17" table:number-columns-repeated="1004"/>
        </table:table-row>
        <table:table-row table:style-name="ro1" table:number-rows-repeated="4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93.43</text:p>
          </table:table-cell>
          <table:table-cell/>
          <table:table-cell office:value-type="string" calcext:value-type="string">
            <text:p>186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ВИ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олото Альфа-Капитал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563.33</text:p>
          </table:table-cell>
          <table:table-cell table:number-columns-repeated="1012"/>
        </table:table-row>
        <table:table-row table:style-name="ro1" table:number-rows-repeated="16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.00.0000</text:date>, <text:time style:data-style-name="N2" text:time-value="14:19:4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18T14:25:50.152000000</dc:date>
    <meta:editing-duration>P1DT21H58M26S</meta:editing-duration>
    <meta:editing-cycles>969</meta:editing-cycles>
    <meta:document-statistic meta:table-count="2" meta:cell-count="1406" meta:object-count="0"/>
  </office:meta>
</office:document-meta>
</file>